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0cdd47" officeooo:paragraph-rsid="001fa81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f0416" officeooo:paragraph-rsid="001fa81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fb75a" officeooo:paragraph-rsid="0020c9b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20c9bb" officeooo:paragraph-rsid="0020c9b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352c8" officeooo:paragraph-rsid="002352c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bold" officeooo:rsid="0020c9bb" officeooo:paragraph-rsid="0020c9bb"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style="italic" style:text-underline-style="none" fo:font-weight="normal" officeooo:rsid="000cdd47" officeooo:paragraph-rsid="001fa81d"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font-size="12pt" fo:font-style="italic" style:text-underline-style="none" fo:font-weight="normal" officeooo:rsid="001fa81d" officeooo:paragraph-rsid="001fb75a"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1fa81d"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20c9bb"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1f0416" officeooo:paragraph-rsid="001fb75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1f0416" officeooo:paragraph-rsid="001fa81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1fa81d" officeooo:paragraph-rsid="001f041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1fa81d" officeooo:paragraph-rsid="001fa81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1fa81d" officeooo:paragraph-rsid="001fb75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fa81d" officeooo:paragraph-rsid="0020c9b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fb75a" officeooo:paragraph-rsid="001fb75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fb75a" officeooo:paragraph-rsid="0020c9b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20c9bb" officeooo:paragraph-rsid="0020c9b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2352c8" officeooo:paragraph-rsid="002352c8"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1f0416" style:font-size-asian="10.5pt" style:font-weight-asian="bold" style:font-size-complex="12pt" style:font-weight-complex="bold"/>
    </style:style>
    <style:style style:name="P22" style:family="paragraph" style:parent-style-name="Standard" style:list-style-name="L1">
      <style:paragraph-properties fo:text-align="justify" style:justify-single-word="false"/>
      <style:text-properties fo:font-size="12pt" style:text-underline-style="none" fo:font-weight="bold" officeooo:rsid="000c3ce1" officeooo:paragraph-rsid="001f0416" style:font-size-asian="10.5pt" style:font-weight-asian="bold" style:font-size-complex="12pt" style:font-weight-complex="bold"/>
    </style:style>
    <style:style style:name="P23" style:family="paragraph" style:parent-style-name="Standard" style:list-style-name="L1">
      <style:paragraph-properties fo:text-align="justify" style:justify-single-word="false"/>
      <style:text-properties fo:font-size="12pt" style:text-underline-style="none" fo:font-weight="bold" officeooo:rsid="001f0416" officeooo:paragraph-rsid="001f0416" style:font-size-asian="10.5pt" style:font-weight-asian="bold" style:font-size-complex="12pt" style:font-weight-complex="bold"/>
    </style:style>
    <style:style style:name="P24" style:family="paragraph" style:parent-style-name="Standard" style:list-style-name="L1">
      <style:paragraph-properties fo:text-align="justify" style:justify-single-word="false"/>
      <style:text-properties fo:font-size="12pt" style:text-underline-style="none" fo:font-weight="bold" officeooo:rsid="001fa81d" officeooo:paragraph-rsid="001fa81d" style:font-size-asian="10.5pt" style:font-weight-asian="bold" style:font-size-complex="12pt" style:font-weight-complex="bold"/>
    </style:style>
    <style:style style:name="P25" style:family="paragraph" style:parent-style-name="Standard" style:list-style-name="L1">
      <style:paragraph-properties fo:text-align="justify" style:justify-single-word="false"/>
      <style:text-properties fo:font-size="12pt" style:text-underline-style="none" fo:font-weight="bold" officeooo:rsid="001fb75a" officeooo:paragraph-rsid="001fb75a" style:font-size-asian="10.5pt" style:font-weight-asian="bold" style:font-size-complex="12pt" style:font-weight-complex="bold"/>
    </style:style>
    <style:style style:name="P26" style:family="paragraph" style:parent-style-name="Standard" style:list-style-name="L1">
      <style:paragraph-properties fo:text-align="justify" style:justify-single-word="false"/>
      <style:text-properties fo:font-size="12pt" style:text-underline-style="none" fo:font-weight="bold" officeooo:rsid="0020c9bb" officeooo:paragraph-rsid="0020c9bb"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style="normal" style:text-underline-style="none" fo:font-weight="normal" officeooo:rsid="001f0416" officeooo:paragraph-rsid="001fa81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normal" officeooo:rsid="001fa81d" officeooo:paragraph-rsid="001fb75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fa81d" officeooo:paragraph-rsid="001f041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1fa81d" officeooo:paragraph-rsid="001fb75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normal" officeooo:rsid="0020c9bb" officeooo:paragraph-rsid="0020c9bb"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rsid="001fb75a" officeooo:paragraph-rsid="001fb75a"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justify" style:justify-single-word="false"/>
      <style:text-properties fo:font-size="12pt" fo:font-style="italic" style:text-underline-style="none" fo:font-weight="normal" officeooo:rsid="000cdd47" officeooo:paragraph-rsid="001fa81d" style:font-size-asian="10.5pt" style:font-style-asian="italic" style:font-weight-asian="normal" style:font-size-complex="12pt" style:font-style-complex="italic" style:font-weight-complex="normal"/>
    </style:style>
    <style:style style:name="P34" style:family="paragraph" style:parent-style-name="Standard" style:list-style-name="L2">
      <style:paragraph-properties fo:text-align="justify" style:justify-single-word="false"/>
      <style:text-properties fo:font-size="12pt" fo:font-style="italic" style:text-underline-style="none" fo:font-weight="normal" officeooo:rsid="001f0416" officeooo:paragraph-rsid="001fa81d" style:font-size-asian="10.5pt" style:font-style-asian="italic" style:font-weight-asian="normal" style:font-size-complex="12pt" style:font-style-complex="italic" style:font-weight-complex="normal"/>
    </style:style>
    <style:style style:name="P35" style:family="paragraph" style:parent-style-name="Standard" style:list-style-name="L3">
      <style:paragraph-properties fo:text-align="justify" style:justify-single-word="false"/>
      <style:text-properties fo:font-size="12pt" fo:font-style="italic" style:text-underline-style="none" fo:font-weight="normal" officeooo:rsid="001f0416" officeooo:paragraph-rsid="001fa81d" style:font-size-asian="10.5pt" style:font-style-asian="italic" style:font-weight-asian="normal" style:font-size-complex="12pt" style:font-style-complex="italic" style:font-weight-complex="normal"/>
    </style:style>
    <style:style style:name="P36" style:family="paragraph" style:parent-style-name="Standard" style:list-style-name="L4">
      <style:paragraph-properties fo:text-align="justify" style:justify-single-word="false"/>
      <style:text-properties fo:font-size="12pt" fo:font-style="italic" style:text-underline-style="none" fo:font-weight="normal" officeooo:rsid="001fb75a" officeooo:paragraph-rsid="0020c9bb" style:font-size-asian="10.5pt" style:font-style-asian="italic" style:font-weight-asian="normal" style:font-size-complex="12pt" style:font-style-complex="italic" style:font-weight-complex="normal"/>
    </style:style>
    <style:style style:name="P37" style:family="paragraph" style:parent-style-name="Standard" style:list-style-name="L5">
      <style:paragraph-properties fo:text-align="justify" style:justify-single-word="false"/>
      <style:text-properties fo:font-size="12pt" fo:font-style="italic" style:text-underline-style="none" fo:font-weight="normal" officeooo:rsid="001fb75a" officeooo:paragraph-rsid="0020c9bb" style:font-size-asian="10.5pt" style:font-style-asian="italic" style:font-weight-asian="normal" style:font-size-complex="12pt" style:font-style-complex="italic" style:font-weight-complex="normal"/>
    </style:style>
    <style:style style:name="P38" style:family="paragraph" style:parent-style-name="Standard" style:list-style-name="L6">
      <style:paragraph-properties fo:text-align="justify" style:justify-single-word="false"/>
      <style:text-properties fo:font-size="12pt" fo:font-style="italic" style:text-underline-style="none" fo:font-weight="normal" officeooo:rsid="0020c9bb" officeooo:paragraph-rsid="0020c9bb" style:font-size-asian="10.5pt" style:font-style-asian="italic" style:font-weight-asian="normal" style:font-size-complex="12pt" style:font-style-complex="italic" style:font-weight-complex="normal"/>
    </style:style>
    <style:style style:name="P39" style:family="paragraph" style:parent-style-name="Standard" style:list-style-name="L7">
      <style:paragraph-properties fo:text-align="justify" style:justify-single-word="false"/>
      <style:text-properties fo:font-size="12pt" fo:font-style="italic" style:text-underline-style="none" fo:font-weight="normal" officeooo:rsid="0020c9bb" officeooo:paragraph-rsid="0020c9bb" style:font-size-asian="10.5pt" style:font-style-asian="italic" style:font-weight-asian="normal" style:font-size-complex="12pt" style:font-style-complex="italic" style:font-weight-complex="normal"/>
    </style:style>
    <style:style style:name="P40" style:family="paragraph" style:parent-style-name="Standard" style:list-style-name="L8">
      <style:paragraph-properties fo:text-align="justify" style:justify-single-word="false"/>
      <style:text-properties fo:font-size="12pt" fo:font-style="italic" style:text-underline-style="none" fo:font-weight="normal" officeooo:rsid="0020c9bb" officeooo:paragraph-rsid="0020c9bb" style:font-size-asian="10.5pt" style:font-style-asian="italic" style:font-weight-asian="normal" style:font-size-complex="12pt" style:font-style-complex="italic" style:font-weight-complex="normal"/>
    </style:style>
    <style:style style:name="P41" style:family="paragraph" style:parent-style-name="Standard" style:list-style-name="L9">
      <style:paragraph-properties fo:text-align="justify" style:justify-single-word="false"/>
      <style:text-properties fo:font-size="12pt" fo:font-style="italic" style:text-underline-style="none" fo:font-weight="normal" officeooo:rsid="002352c8" officeooo:paragraph-rsid="002352c8" style:font-size-asian="10.5pt" style:font-style-asian="italic" style:font-weight-asian="normal" style:font-size-complex="12pt" style:font-style-complex="italic" style:font-weight-complex="normal"/>
    </style:style>
    <style:style style:name="P42" style:family="paragraph" style:parent-style-name="Standard" style:list-style-name="L10">
      <style:paragraph-properties fo:text-align="justify" style:justify-single-word="false"/>
      <style:text-properties fo:font-size="12pt" fo:font-style="italic" style:text-underline-style="none" fo:font-weight="normal" officeooo:rsid="002352c8" officeooo:paragraph-rsid="002352c8" style:font-size-asian="10.5pt" style:font-style-asian="italic" style:font-weight-asian="normal" style:font-size-complex="12pt" style:font-style-complex="italic" style:font-weight-complex="normal"/>
    </style:style>
    <style:style style:name="T1" style:family="text">
      <style:text-properties officeooo:rsid="000cdd47"/>
    </style:style>
    <style:style style:name="T2" style:family="text">
      <style:text-properties fo:font-style="normal" style:font-style-asian="normal" style:font-style-complex="normal"/>
    </style:style>
    <style:style style:name="T3" style:family="text">
      <style:text-properties fo:font-style="normal" officeooo:rsid="001f0416"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fa81d"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officeooo:rsid="001fa81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1fb7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hallenges</text:p>
      <text:p text:style-name="P21"/>
      <text:list xml:id="list5065631111912642886" text:style-name="L1">
        <text:list-item>
          <text:p text:style-name="P22">Sarcasm/ <text:span text:style-name="T1">Implicit </text:span></text:p>
        </text:list-item>
      </text:list>
      <text:p text:style-name="P7"><text:span text:style-name="T6">Sarcasm</text:span> – <text:span text:style-name="T2">It is a technique where the speaker/</text:span><text:span text:style-name="T3">author</text:span><text:span text:style-name="T2"> wants to have a concealed meaning </text:span><text:span text:style-name="T3">by using words that mean the opposite having an intention of insulting someone or something, showing frustration or irritation or to be funny.</text:span></text:p>
      <text:p text:style-name="P12">A sentence may have an implicit sentiment even without the presence of any sentiment bearing words. In most of the cases, sarcastic sentences use positive words yet are intend to express a negative opinion.</text:p>
      <text:p text:style-name="P12"/>
      <text:p text:style-name="P12"><text:s/>Consider the following examples. </text:p>
      <text:p text:style-name="P1"/>
      <text:list xml:id="list6040511326736373902" text:style-name="L2">
        <text:list-item>
          <text:p text:style-name="P33">How can anyone sit through this movie? </text:p>
        </text:list-item>
        <text:list-item>
          <text:p text:style-name="P34">My hostel WiFi speed clearly has to be fastest in the world.</text:p>
        </text:list-item>
      </text:list>
      <text:p text:style-name="P12"/>
      <text:p text:style-name="P12">The examples do not have any explicit words that carry negative sentiment but yet clearly they are written in a negative context.</text:p>
      <text:p text:style-name="P12"/>
      <text:list xml:id="list191501118404137" text:continue-list="list5065631111912642886" text:style-name="L1">
        <text:list-item>
          <text:p text:style-name="P23">Context or Domain Dependence</text:p>
        </text:list-item>
      </text:list>
      <text:p text:style-name="P9">Domain<text:span text:style-name="T4"> – </text:span><text:span text:style-name="T5">A field of action, thought, influence, feature.</text:span></text:p>
      <text:p text:style-name="P9"><text:span text:style-name="T7">Context</text:span><text:span text:style-name="T5"> – Set of circumstances or facts that surround a particular event, situation.</text:span></text:p>
      <text:p text:style-name="P12"/>
      <text:p text:style-name="P12">A sentiment classifier that is trained to classify <text:span text:style-name="T7">opinion in one domain may produce totally wretched results when the same classifier is used in other domain.</text:span></text:p>
      <text:p text:style-name="P12"/>
      <text:p text:style-name="P14">Consider the following examples.</text:p>
      <text:p text:style-name="P14"/>
      <text:list xml:id="list4648010582274400294" text:style-name="L3">
        <text:list-item>
          <text:p text:style-name="P35">The story of the movie was really unpredictable.</text:p>
        </text:list-item>
        <text:list-item>
          <text:p text:style-name="P35">Actions of my <text:span text:style-name="T7">MLA are totally unpredictable.</text:span></text:p>
          <text:p text:style-name="P35"/>
        </text:list-item>
      </text:list>
      <text:p text:style-name="P14">The word <text:span text:style-name="T8">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2"/>
      <text:list xml:id="list191501035315697" text:continue-list="list191501118404137" text:style-name="L1">
        <text:list-item>
          <text:p text:style-name="P24">Thwarted Expectations</text:p>
        </text:list-item>
      </text:list>
      <text:p text:style-name="P17">Sometimes the author purposely sets up a particular context and in the end he refutes it.</text:p>
      <text:p text:style-name="P15">Thwarting is the phenomenon in which a minority of sentences decide the polarity of the whole piece</text:p>
      <text:p text:style-name="P15">of text or document.</text:p>
      <text:p text:style-name="P17"/>
      <text:p text:style-name="P15">Consider the following example.</text:p>
      <text:p text:style-name="P15"/>
      <text:p text:style-name="P8">This film should be brilliant. It sounds like a great plot, the actors are <text:span text:style-name="T10">awesome</text:span>, and the </text:p>
      <text:p text:style-name="P8">supporting cast is good as well. </text:p>
      <text:p text:style-name="P8">However, it can’t hold up. </text:p>
      <text:p text:style-name="P17">The example here consists of number of strong positive words such as <text:span text:style-name="T8">brilliant, great, awesome, good</text:span>. Yet the overall sentiment of the statement is clearly negative because the author negates all these words using his closing statement - “<text:span text:style-name="T8">However, it can't hold up</text:span>”.</text:p>
      <text:p text:style-name="P17"/>
      <text:list xml:id="list191502072275233" text:continue-numbering="true" text:style-name="L1">
        <text:list-item>
          <text:p text:style-name="P25">Pragmatics </text:p>
        </text:list-item>
      </text:list>
      <text:p text:style-name="P10"><text:soft-page-break/>Pragmatic<text:span text:style-name="T4"> – The branch of semiotics dealing with casual and other relations between words, expressions or symbols and their users.</text:span></text:p>
      <text:p text:style-name="P3">The opinion of the user might vary considerably if pragmatics are gone undetected.</text:p>
      <text:p text:style-name="P3"/>
      <text:p text:style-name="P16">Consider the following example<text:span text:style-name="T10">s.</text:span></text:p>
      <text:list xml:id="list6356132512335761663" text:style-name="L4">
        <text:list-item>
          <text:p text:style-name="P36">South Africa completely DESTROYED India.</text:p>
        </text:list-item>
        <text:list-item>
          <text:p text:style-name="P36">His pathetic acting destroyed the scene.</text:p>
        </text:list-item>
      </text:list>
      <text:p text:style-name="P18">The word <text:span text:style-name="T8">destroy </text:span>is part of both the examples, but the first sentence the author uses <text:span text:style-name="T9">Capitalization</text:span> to stress on the extent.</text:p>
      <text:p text:style-name="P18"/>
      <text:p text:style-name="P18">Similarly,</text:p>
      <text:list xml:id="list3235418129060835401" text:style-name="L5">
        <text:list-item>
          <text:p text:style-name="P37">This movie is awweeeesomeeeeee.</text:p>
        </text:list-item>
        <text:list-item>
          <text:p text:style-name="P37">The food here is awesome</text:p>
        </text:list-item>
      </text:list>
      <text:p text:style-name="P18">Here in the above example the word <text:span text:style-name="T8">awesome </text:span>is part of the both the sentences the <text:span text:style-name="T6">weight</text:span> of the sentiment of awesome in the first sentence varies from that of the second sentence.</text:p>
      <text:p text:style-name="P3"/>
      <text:p text:style-name="P3"/>
      <text:list xml:id="list191502559283443" text:continue-list="list191502072275233" text:style-name="L1">
        <text:list-item>
          <text:p text:style-name="P26">Media</text:p>
        </text:list-item>
      </text:list>
      <text:p text:style-name="P4">In most of the tweets/facebook posts nowadays are embedded with images. It is important to consider the extent to which these images affect the sentiment of the viewer and how the image plays a role in conveying the intended meaning.</text:p>
      <text:p text:style-name="P4"/>
      <text:p text:style-name="P4">Consider the following example.</text:p>
      <text:list xml:id="list454076254902803681" text:style-name="L6">
        <text:list-item>
          <text:p text:style-name="P38">@Sachin_RT: Virat's batting today has been <text:span text:style-name="T6">t.co/alPoLX</text:span></text:p>
        </text:list-item>
      </text:list>
      <text:p text:style-name="P19">By just consider the sentiment of the subject matter which is in the form of text will not reveal the entire sentiment of the message.</text:p>
      <text:p text:style-name="P4"/>
      <text:list xml:id="list191502344507136" text:continue-list="list191502559283443" text:style-name="L1">
        <text:list-item>
          <text:p text:style-name="P26">Chat corpus</text:p>
        </text:list-item>
      </text:list>
      <text:p text:style-name="P4">Current era of text messaging and chat abbreviations cannot be discarded and should be taken into consideration. Hence the classifier should be trained to handle such matter.</text:p>
      <text:p text:style-name="P4"/>
      <text:p text:style-name="P4">Consider the following example.</text:p>
      <text:list xml:id="list613814655864915055" text:style-name="L7">
        <text:list-item>
          <text:p text:style-name="P39">@KK_3RF: Diz <text:s/>s ma place ROFL.</text:p>
        </text:list-item>
      </text:list>
      <text:p text:style-name="P19">If the classifier is not trained to handle abbreviations such as ROFL, LOL it may eliminate such words there by giving an incorrect classification.</text:p>
      <text:p text:style-name="P19"/>
      <text:list xml:id="list191501124447308" text:continue-list="list191502344507136" text:style-name="L1">
        <text:list-item>
          <text:p text:style-name="P26">Word Knowledge</text:p>
        </text:list-item>
      </text:list>
      <text:p text:style-name="P19">Most of the cases the classifiers are not trained with the <text:span text:style-name="T6">word knowledge</text:span> of the domain in which they act upon thereby leading to inconsistent classification.</text:p>
      <text:p text:style-name="P19">Consider the following example.</text:p>
      <text:list xml:id="list1070436439880076901" text:style-name="L8">
        <text:list-item>
          <text:p text:style-name="P40">@KK_3RF: My ward minster is clearly a Hitler</text:p>
        </text:list-item>
      </text:list>
      <text:p text:style-name="P19">The sentiment value of the above statement is clearly negative due to the context of <text:span text:style-name="T8">Hitler.</text:span></text:p>
      <text:p text:style-name="P19">If the classifier is going to work up a political background words such as <text:span text:style-name="T8">Hitler, Gandhi</text:span> should be trained previous with respective sentiment values.</text:p>
      <text:list xml:id="list191501655692119" text:continue-list="list191501124447308" text:style-name="L1">
        <text:list-item>
          <text:p text:style-name="P26">Comparative</text:p>
        </text:list-item>
      </text:list>
      <text:p text:style-name="P5">Sometimes authors tends to include more that one subject and have a contrasting comparison among them. It is important to filter out the right sentiment for the appropriate subject.</text:p>
      <text:p text:style-name="P5">Consider the following example.</text:p>
      <text:list xml:id="list3995598415157194929" text:style-name="L9">
        <text:list-item>
          <text:p text:style-name="P41"><text:soft-page-break/>Comparing Nikon’s Coolpix to its main competitor the Canon, it takes excellent photos and is quite compact. </text:p>
        </text:list-item>
      </text:list>
      <text:p text:style-name="P20">Here the author starts with the brand <text:span text:style-name="T8">Nikon</text:span> but later uses positive sentiment words such as <text:span text:style-name="T8">excellent </text:span>and <text:span text:style-name="T8">compact</text:span> with reference to its competitor <text:span text:style-name="T8">Canon.</text:span> Therefore the sentiment value of the brand <text:span text:style-name="T8">Canon</text:span> should be more when compared to <text:span text:style-name="T8">Nikon</text:span></text:p>
      <text:p text:style-name="P20"/>
      <text:p text:style-name="P6"/>
      <text:p text:style-name="P6"/>
      <text:list xml:id="list191501997732890" text:continue-list="list191501655692119" text:style-name="L1">
        <text:list-item>
          <text:p text:style-name="P26">External Links</text:p>
        </text:list-item>
      </text:list>
      <text:p text:style-name="P20">Due to the restrictions in terms of character limit in various social networking websites such as Twitter people often tend to include external links or embedded posts to convey their opinion.</text:p>
      <text:p text:style-name="P20">Consider the following example.</text:p>
      <text:list xml:id="list252439666502959850" text:style-name="L10">
        <text:list-item>
          <text:p text:style-name="P42">BREAKING NEWS: Modi says t.co/ArTf10</text:p>
        </text:list-item>
      </text:list>
      <text:p text:style-name="P20">Hence it is important to consider the sentiment of the external/embedded post along with the textual subject mater.</text:p>
      <text:p text:style-name="P6"/>
      <text:p text:style-name="P17"/>
      <text:p text:style-name="P13"/>
      <text:p text:style-name="P17"/>
      <text:p text:style-name="P17"/>
      <text:p text:style-name="P17"/>
      <text:p text:style-name="P11"/>
      <text:p text:style-name="P1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9:15:37.443000000</meta:creation-date>
    <dc:date>2015-11-05T19:15:00.722000000</dc:date>
    <meta:editing-duration>PT17H3M51S</meta:editing-duration>
    <meta:editing-cycles>5</meta:editing-cycles>
    <meta:generator>LibreOffice/4.4.1.2$Windows_x86 LibreOffice_project/45e2de17089c24a1fa810c8f975a7171ba4cd432</meta:generator>
    <meta:document-statistic meta:table-count="0" meta:image-count="0" meta:object-count="0" meta:page-count="3" meta:paragraph-count="63" meta:word-count="871" meta:character-count="5233" meta:non-whitespace-character-count="4433"/>
  </office:meta>
</office:document-meta>
</file>